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 Sans" svg:font-family="'Open Sans', Verdana, Helvetica, sans-serif"/>
    <style:font-face style:name="FreeSans1" svg:font-family="FreeSans" style:font-family-generic="swiss"/>
    <style:font-face style:name="Libre Franklin Medium" svg:font-family="'Libre Franklin Medium'" style:font-pitch="variable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eX Gyre Schola" fo:font-size="14pt" fo:language="es" fo:country="ES" style:font-size-asian="14pt" style:font-size-complex="14pt"/>
    </style:style>
    <style:style style:name="P2" style:family="paragraph" style:parent-style-name="Standard">
      <style:text-properties style:font-name="TeX Gyre Schola" fo:language="es" fo:country="ES"/>
    </style:style>
    <style:style style:name="P3" style:family="paragraph" style:parent-style-name="Standard">
      <style:paragraph-properties fo:text-align="justify" style:justify-single-word="false"/>
      <style:text-properties style:font-name="TeX Gyre Schola" fo:language="es" fo:country="ES"/>
    </style:style>
    <style:style style:name="P4" style:family="paragraph" style:parent-style-name="Standard">
      <style:text-properties style:font-name="TeX Gyre Schola" fo:language="es" fo:country="ES" officeooo:paragraph-rsid="00138d63"/>
    </style:style>
    <style:style style:name="T1" style:family="text">
      <style:text-properties officeooo:rsid="00138d63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ación a San José</text:p>
      <text:p text:style-name="P2"/>
      <text:p text:style-name="P3">A ti, bienaventurado San José, acudimos en nuestra tribulación; y después de invocar el auxilio de tu Santísima Esposa solicitamos también confiados tu patrocinio. Por aquella caridad que con la Inmaculada Virgen María, Madre de Dios, te tuvo unido, y por el paterno amor con que abrazaste al Niño Jesús, humildemente te suplicamos vuelvas benigno los ojos a la herencia que con su Sangre adquirió Jesucristo, y con tu poder y auxilio socorras nuestras necesidades.</text:p>
      <text:p text:style-name="P3"/>
      <text:p text:style-name="P3">Protege, <text:span text:style-name="T1">p</text:span>rovidentísimo <text:span text:style-name="T1">c</text:span>ustodio de la Sagrada Familia la escogida descendencia de Jesucristo; aparta de nosotros toda mancha de error y corrupción; asístenos propicio, desde el cielo, fortísimo libertador nuestro, en esta lucha con el poder de las tinieblas: y, como en otro tiempo librasteis al Niño Jesús del inminente peligro de la vida, así ahora, defiende a la Iglesia Santa de Dios de las asechanzas de sus enemigos y de toda adversidad, ya cada uno de nosotros protégenos con el perpetuo patrocinio, para que, a tu ejemplo y sostenidos por tu auxilio, podamos santamente vivir y piadosamente morir y alcanzar en el cielo la eterna felicidad. Amén.</text:p>
      <text:p text:style-name="P2"/>
      <text:p text:style-name="P4">Papa León XII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 Sans" svg:font-family="'Open Sans', Verdana, Helvetica, sans-serif"/>
    <style:font-face style:name="FreeSans1" svg:font-family="FreeSans" style:font-family-generic="swiss"/>
    <style:font-face style:name="Libre Franklin Medium" svg:font-family="'Libre Franklin Medium'" style:font-pitch="variable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25T21:27:06.868719869</meta:creation-date>
    <dc:date>2020-12-25T21:32:19.904895904</dc:date>
    <meta:editing-duration>PT5M1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89" meta:character-count="1152" meta:non-whitespace-character-count="967"/>
  </office:meta>
</office:document-meta>
</file>